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73.15 K" table:style-name="ta1"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Pressure (MPa)</text:p>
          </table:table-cell>
          <table:table-cell table:style-name="ce1" office:value-type="string" calcext:value-type="string">
            <text:p>Viscosity (Pa*s)</text:p>
          </table:table-cell>
          <table:table-cell table:style-name="ce1" office:value-type="string" calcext:value-type="string">
            <text:p>Viscosity (10^-5 Pa*s)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22.7993" calcext:value-type="float">
            <text:p>22,7993</text:p>
          </table:table-cell>
          <table:table-cell office:value-type="float" office:value="3" calcext:value-type="float">
            <text:p>3</text:p>
          </table:table-cell>
          <table:table-cell office:value-type="float" office:value="0.0000109183" calcext:value-type="float">
            <text:p>1,09183E-05</text:p>
          </table:table-cell>
          <table:table-cell table:formula="of:=[.D2]*100000" office:value-type="float" office:value="1.09183" calcext:value-type="float">
            <text:p>1,09183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122.614" calcext:value-type="float">
            <text:p>122,614</text:p>
          </table:table-cell>
          <table:table-cell office:value-type="float" office:value="13" calcext:value-type="float">
            <text:p>13</text:p>
          </table:table-cell>
          <table:table-cell office:value-type="float" office:value="0.0000157946" calcext:value-type="float">
            <text:p>1,57946E-05</text:p>
          </table:table-cell>
          <table:table-cell table:formula="of:=[.D3]*100000" office:value-type="float" office:value="1.57946" calcext:value-type="float">
            <text:p>1,57946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122.614" calcext:value-type="float">
            <text:p>122,614</text:p>
          </table:table-cell>
          <table:table-cell office:value-type="float" office:value="13" calcext:value-type="float">
            <text:p>13</text:p>
          </table:table-cell>
          <table:table-cell office:value-type="float" office:value="0.0000157946" calcext:value-type="float">
            <text:p>1,57946E-05</text:p>
          </table:table-cell>
          <table:table-cell table:formula="of:=[.D4]*100000" office:value-type="float" office:value="1.57946" calcext:value-type="float">
            <text:p>1,57946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122.614" calcext:value-type="float">
            <text:p>122,614</text:p>
          </table:table-cell>
          <table:table-cell office:value-type="float" office:value="13" calcext:value-type="float">
            <text:p>13</text:p>
          </table:table-cell>
          <table:table-cell office:value-type="float" office:value="0.0000157946" calcext:value-type="float">
            <text:p>1,57946E-05</text:p>
          </table:table-cell>
          <table:table-cell table:formula="of:=[.D5]*100000" office:value-type="float" office:value="1.57946" calcext:value-type="float">
            <text:p>1,57946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206.584" calcext:value-type="float">
            <text:p>206,584</text:p>
          </table:table-cell>
          <table:table-cell office:value-type="float" office:value="23" calcext:value-type="float">
            <text:p>23</text:p>
          </table:table-cell>
          <table:table-cell office:value-type="float" office:value="0.000023519" calcext:value-type="float">
            <text:p>2,3519E-05</text:p>
          </table:table-cell>
          <table:table-cell table:formula="of:=[.D6]*100000" office:value-type="float" office:value="2.3519" calcext:value-type="float">
            <text:p>2,3519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251.866" calcext:value-type="float">
            <text:p>251,866</text:p>
          </table:table-cell>
          <table:table-cell office:value-type="float" office:value="33" calcext:value-type="float">
            <text:p>33</text:p>
          </table:table-cell>
          <table:table-cell office:value-type="float" office:value="0.0000296969" calcext:value-type="float">
            <text:p>2,96969E-05</text:p>
          </table:table-cell>
          <table:table-cell table:formula="of:=[.D7]*100000" office:value-type="float" office:value="2.96969" calcext:value-type="float">
            <text:p>2,96969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280.341" calcext:value-type="float">
            <text:p>280,341</text:p>
          </table:table-cell>
          <table:table-cell office:value-type="float" office:value="43" calcext:value-type="float">
            <text:p>43</text:p>
          </table:table-cell>
          <table:table-cell office:value-type="float" office:value="0.0000345488" calcext:value-type="float">
            <text:p>3,45488E-05</text:p>
          </table:table-cell>
          <table:table-cell table:formula="of:=[.D8]*100000" office:value-type="float" office:value="3.45488" calcext:value-type="float">
            <text:p>3,45488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00.941" calcext:value-type="float">
            <text:p>300,941</text:p>
          </table:table-cell>
          <table:table-cell office:value-type="float" office:value="53" calcext:value-type="float">
            <text:p>53</text:p>
          </table:table-cell>
          <table:table-cell office:value-type="float" office:value="0.0000386171" calcext:value-type="float">
            <text:p>3,86171E-05</text:p>
          </table:table-cell>
          <table:table-cell table:formula="of:=[.D9]*100000" office:value-type="float" office:value="3.86171" calcext:value-type="float">
            <text:p>3,86171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17.107" calcext:value-type="float">
            <text:p>317,107</text:p>
          </table:table-cell>
          <table:table-cell office:value-type="float" office:value="63" calcext:value-type="float">
            <text:p>63</text:p>
          </table:table-cell>
          <table:table-cell office:value-type="float" office:value="0.0000421825" calcext:value-type="float">
            <text:p>4,21825E-05</text:p>
          </table:table-cell>
          <table:table-cell table:formula="of:=[.D10]*100000" office:value-type="float" office:value="4.21825" calcext:value-type="float">
            <text:p>4,21825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30.45" calcext:value-type="float">
            <text:p>330,45</text:p>
          </table:table-cell>
          <table:table-cell office:value-type="float" office:value="73" calcext:value-type="float">
            <text:p>73</text:p>
          </table:table-cell>
          <table:table-cell office:value-type="float" office:value="0.0000453978" calcext:value-type="float">
            <text:p>4,53978E-05</text:p>
          </table:table-cell>
          <table:table-cell table:formula="of:=[.D11]*100000" office:value-type="float" office:value="4.53978" calcext:value-type="float">
            <text:p>4,53978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41.843" calcext:value-type="float">
            <text:p>341,843</text:p>
          </table:table-cell>
          <table:table-cell office:value-type="float" office:value="83" calcext:value-type="float">
            <text:p>83</text:p>
          </table:table-cell>
          <table:table-cell office:value-type="float" office:value="0.0000483546" calcext:value-type="float">
            <text:p>4,83546E-05</text:p>
          </table:table-cell>
          <table:table-cell table:formula="of:=[.D12]*100000" office:value-type="float" office:value="4.83546" calcext:value-type="float">
            <text:p>4,83546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51.807" calcext:value-type="float">
            <text:p>351,807</text:p>
          </table:table-cell>
          <table:table-cell office:value-type="float" office:value="93" calcext:value-type="float">
            <text:p>93</text:p>
          </table:table-cell>
          <table:table-cell office:value-type="float" office:value="0.0000511118" calcext:value-type="float">
            <text:p>5,11118E-05</text:p>
          </table:table-cell>
          <table:table-cell table:formula="of:=[.D13]*100000" office:value-type="float" office:value="5.11118" calcext:value-type="float">
            <text:p>5,11118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60.68" calcext:value-type="float">
            <text:p>360,68</text:p>
          </table:table-cell>
          <table:table-cell office:value-type="float" office:value="103" calcext:value-type="float">
            <text:p>103</text:p>
          </table:table-cell>
          <table:table-cell office:value-type="float" office:value="0.0000537098" calcext:value-type="float">
            <text:p>5,37098E-05</text:p>
          </table:table-cell>
          <table:table-cell table:formula="of:=[.D14]*100000" office:value-type="float" office:value="5.37098" calcext:value-type="float">
            <text:p>5,37098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68.692" calcext:value-type="float">
            <text:p>368,692</text:p>
          </table:table-cell>
          <table:table-cell office:value-type="float" office:value="113" calcext:value-type="float">
            <text:p>113</text:p>
          </table:table-cell>
          <table:table-cell office:value-type="float" office:value="0.0000561774" calcext:value-type="float">
            <text:p>5,61774E-05</text:p>
          </table:table-cell>
          <table:table-cell table:formula="of:=[.D15]*100000" office:value-type="float" office:value="5.61774" calcext:value-type="float">
            <text:p>5,61774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76.006" calcext:value-type="float">
            <text:p>376,006</text:p>
          </table:table-cell>
          <table:table-cell office:value-type="float" office:value="123" calcext:value-type="float">
            <text:p>123</text:p>
          </table:table-cell>
          <table:table-cell office:value-type="float" office:value="0.000058536" calcext:value-type="float">
            <text:p>5,8536E-05</text:p>
          </table:table-cell>
          <table:table-cell table:formula="of:=[.D16]*100000" office:value-type="float" office:value="5.8536" calcext:value-type="float">
            <text:p>5,8536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82.743" calcext:value-type="float">
            <text:p>382,743</text:p>
          </table:table-cell>
          <table:table-cell office:value-type="float" office:value="133" calcext:value-type="float">
            <text:p>133</text:p>
          </table:table-cell>
          <table:table-cell office:value-type="float" office:value="0.0000608021" calcext:value-type="float">
            <text:p>6,08021E-05</text:p>
          </table:table-cell>
          <table:table-cell table:formula="of:=[.D17]*100000" office:value-type="float" office:value="6.08021" calcext:value-type="float">
            <text:p>6,08021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88.995" calcext:value-type="float">
            <text:p>388,995</text:p>
          </table:table-cell>
          <table:table-cell office:value-type="float" office:value="143" calcext:value-type="float">
            <text:p>143</text:p>
          </table:table-cell>
          <table:table-cell office:value-type="float" office:value="0.0000629884" calcext:value-type="float">
            <text:p>6,29884E-05</text:p>
          </table:table-cell>
          <table:table-cell table:formula="of:=[.D18]*100000" office:value-type="float" office:value="6.29884" calcext:value-type="float">
            <text:p>6,29884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394.832" calcext:value-type="float">
            <text:p>394,832</text:p>
          </table:table-cell>
          <table:table-cell office:value-type="float" office:value="153" calcext:value-type="float">
            <text:p>153</text:p>
          </table:table-cell>
          <table:table-cell office:value-type="float" office:value="0.0000651051" calcext:value-type="float">
            <text:p>6,51051E-05</text:p>
          </table:table-cell>
          <table:table-cell table:formula="of:=[.D19]*100000" office:value-type="float" office:value="6.51051" calcext:value-type="float">
            <text:p>6,51051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00.311" calcext:value-type="float">
            <text:p>400,311</text:p>
          </table:table-cell>
          <table:table-cell office:value-type="float" office:value="163" calcext:value-type="float">
            <text:p>163</text:p>
          </table:table-cell>
          <table:table-cell office:value-type="float" office:value="0.0000671606" calcext:value-type="float">
            <text:p>6,71606E-05</text:p>
          </table:table-cell>
          <table:table-cell table:formula="of:=[.D20]*100000" office:value-type="float" office:value="6.71606" calcext:value-type="float">
            <text:p>6,71606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05.477" calcext:value-type="float">
            <text:p>405,477</text:p>
          </table:table-cell>
          <table:table-cell office:value-type="float" office:value="173" calcext:value-type="float">
            <text:p>173</text:p>
          </table:table-cell>
          <table:table-cell office:value-type="float" office:value="0.0000691617" calcext:value-type="float">
            <text:p>6,91617E-05</text:p>
          </table:table-cell>
          <table:table-cell table:formula="of:=[.D21]*100000" office:value-type="float" office:value="6.91617" calcext:value-type="float">
            <text:p>6,91617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10.368" calcext:value-type="float">
            <text:p>410,368</text:p>
          </table:table-cell>
          <table:table-cell office:value-type="float" office:value="183" calcext:value-type="float">
            <text:p>183</text:p>
          </table:table-cell>
          <table:table-cell office:value-type="float" office:value="0.0000711141" calcext:value-type="float">
            <text:p>7,11141E-05</text:p>
          </table:table-cell>
          <table:table-cell table:formula="of:=[.D22]*100000" office:value-type="float" office:value="7.11141" calcext:value-type="float">
            <text:p>7,11141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15.014" calcext:value-type="float">
            <text:p>415,014</text:p>
          </table:table-cell>
          <table:table-cell office:value-type="float" office:value="193" calcext:value-type="float">
            <text:p>193</text:p>
          </table:table-cell>
          <table:table-cell office:value-type="float" office:value="0.0000730227" calcext:value-type="float">
            <text:p>7,30227E-05</text:p>
          </table:table-cell>
          <table:table-cell table:formula="of:=[.D23]*100000" office:value-type="float" office:value="7.30227" calcext:value-type="float">
            <text:p>7,30227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19.441" calcext:value-type="float">
            <text:p>419,44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ndefined</text:p>
          </table:table-cell>
          <table:table-cell table:formula="of:=[.D2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23.672" calcext:value-type="float">
            <text:p>423,6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undefined</text:p>
          </table:table-cell>
          <table:table-cell table:formula="of:=[.D2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27.724" calcext:value-type="float">
            <text:p>427,72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ndefined</text:p>
          </table:table-cell>
          <table:table-cell table:formula="of:=[.D2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31.614" calcext:value-type="float">
            <text:p>431,6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undefined</text:p>
          </table:table-cell>
          <table:table-cell table:formula="of:=[.D2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35.355" calcext:value-type="float">
            <text:p>435,35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undefined</text:p>
          </table:table-cell>
          <table:table-cell table:formula="of:=[.D28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38.961" calcext:value-type="float">
            <text:p>438,96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undefined</text:p>
          </table:table-cell>
          <table:table-cell table:formula="of:=[.D29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42.441" calcext:value-type="float">
            <text:p>442,44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undefined</text:p>
          </table:table-cell>
          <table:table-cell table:formula="of:=[.D30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45.805" calcext:value-type="float">
            <text:p>445,80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undefined</text:p>
          </table:table-cell>
          <table:table-cell table:formula="of:=[.D31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49.062" calcext:value-type="float">
            <text:p>449,06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undefined</text:p>
          </table:table-cell>
          <table:table-cell table:formula="of:=[.D32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52.219" calcext:value-type="float">
            <text:p>452,21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undefined</text:p>
          </table:table-cell>
          <table:table-cell table:formula="of:=[.D33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55.283" calcext:value-type="float">
            <text:p>455,28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ndefined</text:p>
          </table:table-cell>
          <table:table-cell table:formula="of:=[.D3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58.26" calcext:value-type="float">
            <text:p>458,2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undefined</text:p>
          </table:table-cell>
          <table:table-cell table:formula="of:=[.D3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61.154" calcext:value-type="float">
            <text:p>461,15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ndefined</text:p>
          </table:table-cell>
          <table:table-cell table:formula="of:=[.D3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63.973" calcext:value-type="float">
            <text:p>463,97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undefined</text:p>
          </table:table-cell>
          <table:table-cell table:formula="of:=[.D3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66.718" calcext:value-type="float">
            <text:p>466,71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undefined</text:p>
          </table:table-cell>
          <table:table-cell table:formula="of:=[.D38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69.396" calcext:value-type="float">
            <text:p>469,39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undefined</text:p>
          </table:table-cell>
          <table:table-cell table:formula="of:=[.D39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72.01" calcext:value-type="float">
            <text:p>472,0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undefined</text:p>
          </table:table-cell>
          <table:table-cell table:formula="of:=[.D40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74.562" calcext:value-type="float">
            <text:p>474,56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undefined</text:p>
          </table:table-cell>
          <table:table-cell table:formula="of:=[.D41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77.057" calcext:value-type="float">
            <text:p>477,05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undefined</text:p>
          </table:table-cell>
          <table:table-cell table:formula="of:=[.D42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79.497" calcext:value-type="float">
            <text:p>479,49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undefined</text:p>
          </table:table-cell>
          <table:table-cell table:formula="of:=[.D43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81.885" calcext:value-type="float">
            <text:p>481,88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undefined</text:p>
          </table:table-cell>
          <table:table-cell table:formula="of:=[.D4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84.223" calcext:value-type="float">
            <text:p>484,22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undefined</text:p>
          </table:table-cell>
          <table:table-cell table:formula="of:=[.D4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86.514" calcext:value-type="float">
            <text:p>486,514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undefined</text:p>
          </table:table-cell>
          <table:table-cell table:formula="of:=[.D4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88.76" calcext:value-type="float">
            <text:p>488,7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undefined</text:p>
          </table:table-cell>
          <table:table-cell table:formula="of:=[.D4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90.962" calcext:value-type="float">
            <text:p>490,96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undefined</text:p>
          </table:table-cell>
          <table:table-cell table:formula="of:=[.D48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93.124" calcext:value-type="float">
            <text:p>493,12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undefined</text:p>
          </table:table-cell>
          <table:table-cell table:formula="of:=[.D49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95.246" calcext:value-type="float">
            <text:p>495,24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undefined</text:p>
          </table:table-cell>
          <table:table-cell table:formula="of:=[.D50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97.33" calcext:value-type="float">
            <text:p>497,3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undefined</text:p>
          </table:table-cell>
          <table:table-cell table:formula="of:=[.D51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499.377" calcext:value-type="float">
            <text:p>499,377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undefined</text:p>
          </table:table-cell>
          <table:table-cell table:formula="of:=[.D52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501.39" calcext:value-type="float">
            <text:p>501,3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undefined</text:p>
          </table:table-cell>
          <table:table-cell table:formula="of:=[.D53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503.37" calcext:value-type="float">
            <text:p>503,3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defined</text:p>
          </table:table-cell>
          <table:table-cell table:formula="of:=[.D5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505.317" calcext:value-type="float">
            <text:p>505,31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undefined</text:p>
          </table:table-cell>
          <table:table-cell table:formula="of:=[.D5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507.232" calcext:value-type="float">
            <text:p>507,23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undefined</text:p>
          </table:table-cell>
          <table:table-cell table:formula="of:=[.D5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509.118" calcext:value-type="float">
            <text:p>509,11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undefined</text:p>
          </table:table-cell>
          <table:table-cell table:formula="of:=[.D5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273.15" calcext:value-type="float">
            <text:p>273,15</text:p>
          </table:table-cell>
          <table:table-cell office:value-type="float" office:value="510.976" calcext:value-type="float">
            <text:p>510,976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undefined</text:p>
          </table:table-cell>
          <table:table-cell table:formula="of:=[.D58]*100000" office:value-type="string" office:string-value="" calcext:value-type="error">
            <text:p>#VALOR!</text:p>
          </table:table-cell>
        </table:table-row>
      </table:table>
      <table:table table:name="303.15 K" table:style-name="ta1"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Pressure (MPa)</text:p>
          </table:table-cell>
          <table:table-cell table:style-name="ce1" office:value-type="string" calcext:value-type="string">
            <text:p>Viscosity (Pa*s)</text:p>
          </table:table-cell>
          <table:table-cell table:style-name="ce1" office:value-type="string" calcext:value-type="string">
            <text:p>Viscosity (10^-5 Pa*s)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20.0468" calcext:value-type="float">
            <text:p>20,0468</text:p>
          </table:table-cell>
          <table:table-cell office:value-type="float" office:value="3" calcext:value-type="float">
            <text:p>3</text:p>
          </table:table-cell>
          <table:table-cell office:value-type="float" office:value="0.0000118182" calcext:value-type="float">
            <text:p>1,18182E-05</text:p>
          </table:table-cell>
          <table:table-cell table:formula="of:=[.D2]*100000" office:value-type="float" office:value="1.18182" calcext:value-type="float">
            <text:p>1,18182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98.6028" calcext:value-type="float">
            <text:p>98,6028</text:p>
          </table:table-cell>
          <table:table-cell office:value-type="float" office:value="13" calcext:value-type="float">
            <text:p>13</text:p>
          </table:table-cell>
          <table:table-cell office:value-type="float" office:value="0.0000152775" calcext:value-type="float">
            <text:p>1,52775E-05</text:p>
          </table:table-cell>
          <table:table-cell table:formula="of:=[.D3]*100000" office:value-type="float" office:value="1.52775" calcext:value-type="float">
            <text:p>1,5277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98.6028" calcext:value-type="float">
            <text:p>98,6028</text:p>
          </table:table-cell>
          <table:table-cell office:value-type="float" office:value="13" calcext:value-type="float">
            <text:p>13</text:p>
          </table:table-cell>
          <table:table-cell office:value-type="float" office:value="0.0000152775" calcext:value-type="float">
            <text:p>1,52775E-05</text:p>
          </table:table-cell>
          <table:table-cell table:formula="of:=[.D4]*100000" office:value-type="float" office:value="1.52775" calcext:value-type="float">
            <text:p>1,5277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98.6028" calcext:value-type="float">
            <text:p>98,6028</text:p>
          </table:table-cell>
          <table:table-cell office:value-type="float" office:value="13" calcext:value-type="float">
            <text:p>13</text:p>
          </table:table-cell>
          <table:table-cell office:value-type="float" office:value="0.0000152775" calcext:value-type="float">
            <text:p>1,52775E-05</text:p>
          </table:table-cell>
          <table:table-cell table:formula="of:=[.D5]*100000" office:value-type="float" office:value="1.52775" calcext:value-type="float">
            <text:p>1,5277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171.577" calcext:value-type="float">
            <text:p>171,577</text:p>
          </table:table-cell>
          <table:table-cell office:value-type="float" office:value="23" calcext:value-type="float">
            <text:p>23</text:p>
          </table:table-cell>
          <table:table-cell office:value-type="float" office:value="0.0000208207" calcext:value-type="float">
            <text:p>2,08207E-05</text:p>
          </table:table-cell>
          <table:table-cell table:formula="of:=[.D6]*100000" office:value-type="float" office:value="2.08207" calcext:value-type="float">
            <text:p>2,08207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219.912" calcext:value-type="float">
            <text:p>219,912</text:p>
          </table:table-cell>
          <table:table-cell office:value-type="float" office:value="33" calcext:value-type="float">
            <text:p>33</text:p>
          </table:table-cell>
          <table:table-cell office:value-type="float" office:value="0.0000260984" calcext:value-type="float">
            <text:p>2,60984E-05</text:p>
          </table:table-cell>
          <table:table-cell table:formula="of:=[.D7]*100000" office:value-type="float" office:value="2.60984" calcext:value-type="float">
            <text:p>2,60984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252.033" calcext:value-type="float">
            <text:p>252,033</text:p>
          </table:table-cell>
          <table:table-cell office:value-type="float" office:value="43" calcext:value-type="float">
            <text:p>43</text:p>
          </table:table-cell>
          <table:table-cell office:value-type="float" office:value="0.0000305077" calcext:value-type="float">
            <text:p>3,05077E-05</text:p>
          </table:table-cell>
          <table:table-cell table:formula="of:=[.D8]*100000" office:value-type="float" office:value="3.05077" calcext:value-type="float">
            <text:p>3,05077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275.404" calcext:value-type="float">
            <text:p>275,404</text:p>
          </table:table-cell>
          <table:table-cell office:value-type="float" office:value="53" calcext:value-type="float">
            <text:p>53</text:p>
          </table:table-cell>
          <table:table-cell office:value-type="float" office:value="0.0000342538" calcext:value-type="float">
            <text:p>3,42538E-05</text:p>
          </table:table-cell>
          <table:table-cell table:formula="of:=[.D9]*100000" office:value-type="float" office:value="3.42538" calcext:value-type="float">
            <text:p>3,42538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293.649" calcext:value-type="float">
            <text:p>293,649</text:p>
          </table:table-cell>
          <table:table-cell office:value-type="float" office:value="63" calcext:value-type="float">
            <text:p>63</text:p>
          </table:table-cell>
          <table:table-cell office:value-type="float" office:value="0.0000375355" calcext:value-type="float">
            <text:p>3,75355E-05</text:p>
          </table:table-cell>
          <table:table-cell table:formula="of:=[.D10]*100000" office:value-type="float" office:value="3.75355" calcext:value-type="float">
            <text:p>3,7535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08.6" calcext:value-type="float">
            <text:p>308,6</text:p>
          </table:table-cell>
          <table:table-cell office:value-type="float" office:value="73" calcext:value-type="float">
            <text:p>73</text:p>
          </table:table-cell>
          <table:table-cell office:value-type="float" office:value="0.0000404821" calcext:value-type="float">
            <text:p>4,04821E-05</text:p>
          </table:table-cell>
          <table:table-cell table:formula="of:=[.D11]*100000" office:value-type="float" office:value="4.04821" calcext:value-type="float">
            <text:p>4,04821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21.276" calcext:value-type="float">
            <text:p>321,276</text:p>
          </table:table-cell>
          <table:table-cell office:value-type="float" office:value="83" calcext:value-type="float">
            <text:p>83</text:p>
          </table:table-cell>
          <table:table-cell office:value-type="float" office:value="0.000043177" calcext:value-type="float">
            <text:p>4,3177E-05</text:p>
          </table:table-cell>
          <table:table-cell table:formula="of:=[.D12]*100000" office:value-type="float" office:value="4.3177" calcext:value-type="float">
            <text:p>4,3177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32.293" calcext:value-type="float">
            <text:p>332,293</text:p>
          </table:table-cell>
          <table:table-cell office:value-type="float" office:value="93" calcext:value-type="float">
            <text:p>93</text:p>
          </table:table-cell>
          <table:table-cell office:value-type="float" office:value="0.0000456759" calcext:value-type="float">
            <text:p>4,56759E-05</text:p>
          </table:table-cell>
          <table:table-cell table:formula="of:=[.D13]*100000" office:value-type="float" office:value="4.56759" calcext:value-type="float">
            <text:p>4,56759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42.049" calcext:value-type="float">
            <text:p>342,049</text:p>
          </table:table-cell>
          <table:table-cell office:value-type="float" office:value="103" calcext:value-type="float">
            <text:p>103</text:p>
          </table:table-cell>
          <table:table-cell office:value-type="float" office:value="0.0000480176" calcext:value-type="float">
            <text:p>4,80176E-05</text:p>
          </table:table-cell>
          <table:table-cell table:formula="of:=[.D14]*100000" office:value-type="float" office:value="4.80176" calcext:value-type="float">
            <text:p>4,80176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50.814" calcext:value-type="float">
            <text:p>350,814</text:p>
          </table:table-cell>
          <table:table-cell office:value-type="float" office:value="113" calcext:value-type="float">
            <text:p>113</text:p>
          </table:table-cell>
          <table:table-cell office:value-type="float" office:value="0.0000502304" calcext:value-type="float">
            <text:p>5,02304E-05</text:p>
          </table:table-cell>
          <table:table-cell table:formula="of:=[.D15]*100000" office:value-type="float" office:value="5.02304" calcext:value-type="float">
            <text:p>5,02304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58.78" calcext:value-type="float">
            <text:p>358,78</text:p>
          </table:table-cell>
          <table:table-cell office:value-type="float" office:value="123" calcext:value-type="float">
            <text:p>123</text:p>
          </table:table-cell>
          <table:table-cell office:value-type="float" office:value="0.0000523354" calcext:value-type="float">
            <text:p>5,23354E-05</text:p>
          </table:table-cell>
          <table:table-cell table:formula="of:=[.D16]*100000" office:value-type="float" office:value="5.23354" calcext:value-type="float">
            <text:p>5,23354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66.09" calcext:value-type="float">
            <text:p>366,09</text:p>
          </table:table-cell>
          <table:table-cell office:value-type="float" office:value="133" calcext:value-type="float">
            <text:p>133</text:p>
          </table:table-cell>
          <table:table-cell office:value-type="float" office:value="0.0000543485" calcext:value-type="float">
            <text:p>5,43485E-05</text:p>
          </table:table-cell>
          <table:table-cell table:formula="of:=[.D17]*100000" office:value-type="float" office:value="5.43485" calcext:value-type="float">
            <text:p>5,4348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72.849" calcext:value-type="float">
            <text:p>372,849</text:p>
          </table:table-cell>
          <table:table-cell office:value-type="float" office:value="143" calcext:value-type="float">
            <text:p>143</text:p>
          </table:table-cell>
          <table:table-cell office:value-type="float" office:value="0.0000562825" calcext:value-type="float">
            <text:p>5,62825E-05</text:p>
          </table:table-cell>
          <table:table-cell table:formula="of:=[.D18]*100000" office:value-type="float" office:value="5.62825" calcext:value-type="float">
            <text:p>5,6282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79.141" calcext:value-type="float">
            <text:p>379,141</text:p>
          </table:table-cell>
          <table:table-cell office:value-type="float" office:value="153" calcext:value-type="float">
            <text:p>153</text:p>
          </table:table-cell>
          <table:table-cell office:value-type="float" office:value="0.0000581475" calcext:value-type="float">
            <text:p>5,81475E-05</text:p>
          </table:table-cell>
          <table:table-cell table:formula="of:=[.D19]*100000" office:value-type="float" office:value="5.81475" calcext:value-type="float">
            <text:p>5,81475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85.03" calcext:value-type="float">
            <text:p>385,03</text:p>
          </table:table-cell>
          <table:table-cell office:value-type="float" office:value="163" calcext:value-type="float">
            <text:p>163</text:p>
          </table:table-cell>
          <table:table-cell office:value-type="float" office:value="0.0000599517" calcext:value-type="float">
            <text:p>5,99517E-05</text:p>
          </table:table-cell>
          <table:table-cell table:formula="of:=[.D20]*100000" office:value-type="float" office:value="5.99517" calcext:value-type="float">
            <text:p>5,99517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90.569" calcext:value-type="float">
            <text:p>390,569</text:p>
          </table:table-cell>
          <table:table-cell office:value-type="float" office:value="173" calcext:value-type="float">
            <text:p>173</text:p>
          </table:table-cell>
          <table:table-cell office:value-type="float" office:value="0.000061702" calcext:value-type="float">
            <text:p>6,1702E-05</text:p>
          </table:table-cell>
          <table:table-cell table:formula="of:=[.D21]*100000" office:value-type="float" office:value="6.1702" calcext:value-type="float">
            <text:p>6,1702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395.8" calcext:value-type="float">
            <text:p>395,8</text:p>
          </table:table-cell>
          <table:table-cell office:value-type="float" office:value="183" calcext:value-type="float">
            <text:p>183</text:p>
          </table:table-cell>
          <table:table-cell office:value-type="float" office:value="0.0000634039" calcext:value-type="float">
            <text:p>6,34039E-05</text:p>
          </table:table-cell>
          <table:table-cell table:formula="of:=[.D22]*100000" office:value-type="float" office:value="6.34039" calcext:value-type="float">
            <text:p>6,34039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00.759" calcext:value-type="float">
            <text:p>400,759</text:p>
          </table:table-cell>
          <table:table-cell office:value-type="float" office:value="193" calcext:value-type="float">
            <text:p>193</text:p>
          </table:table-cell>
          <table:table-cell office:value-type="float" office:value="0.0000650623" calcext:value-type="float">
            <text:p>6,50623E-05</text:p>
          </table:table-cell>
          <table:table-cell table:formula="of:=[.D23]*100000" office:value-type="float" office:value="6.50623" calcext:value-type="float">
            <text:p>6,50623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05.475" calcext:value-type="float">
            <text:p>405,47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ndefined</text:p>
          </table:table-cell>
          <table:table-cell table:formula="of:=[.D2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09.972" calcext:value-type="float">
            <text:p>409,9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undefined</text:p>
          </table:table-cell>
          <table:table-cell table:formula="of:=[.D2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14.273" calcext:value-type="float">
            <text:p>414,27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ndefined</text:p>
          </table:table-cell>
          <table:table-cell table:formula="of:=[.D2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18.396" calcext:value-type="float">
            <text:p>418,3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undefined</text:p>
          </table:table-cell>
          <table:table-cell table:formula="of:=[.D2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22.355" calcext:value-type="float">
            <text:p>422,35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undefined</text:p>
          </table:table-cell>
          <table:table-cell table:formula="of:=[.D28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26.165" calcext:value-type="float">
            <text:p>426,16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undefined</text:p>
          </table:table-cell>
          <table:table-cell table:formula="of:=[.D29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29.838" calcext:value-type="float">
            <text:p>429,83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undefined</text:p>
          </table:table-cell>
          <table:table-cell table:formula="of:=[.D30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33.384" calcext:value-type="float">
            <text:p>433,38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undefined</text:p>
          </table:table-cell>
          <table:table-cell table:formula="of:=[.D31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36.813" calcext:value-type="float">
            <text:p>436,81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undefined</text:p>
          </table:table-cell>
          <table:table-cell table:formula="of:=[.D32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40.133" calcext:value-type="float">
            <text:p>440,13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undefined</text:p>
          </table:table-cell>
          <table:table-cell table:formula="of:=[.D33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43.352" calcext:value-type="float">
            <text:p>443,35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ndefined</text:p>
          </table:table-cell>
          <table:table-cell table:formula="of:=[.D3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46.476" calcext:value-type="float">
            <text:p>446,47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undefined</text:p>
          </table:table-cell>
          <table:table-cell table:formula="of:=[.D3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49.511" calcext:value-type="float">
            <text:p>449,5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ndefined</text:p>
          </table:table-cell>
          <table:table-cell table:formula="of:=[.D3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52.464" calcext:value-type="float">
            <text:p>452,46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undefined</text:p>
          </table:table-cell>
          <table:table-cell table:formula="of:=[.D3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55.338" calcext:value-type="float">
            <text:p>455,33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undefined</text:p>
          </table:table-cell>
          <table:table-cell table:formula="of:=[.D38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58.139" calcext:value-type="float">
            <text:p>458,13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undefined</text:p>
          </table:table-cell>
          <table:table-cell table:formula="of:=[.D39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60.87" calcext:value-type="float">
            <text:p>460,8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undefined</text:p>
          </table:table-cell>
          <table:table-cell table:formula="of:=[.D40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63.536" calcext:value-type="float">
            <text:p>463,53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undefined</text:p>
          </table:table-cell>
          <table:table-cell table:formula="of:=[.D41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66.139" calcext:value-type="float">
            <text:p>466,13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undefined</text:p>
          </table:table-cell>
          <table:table-cell table:formula="of:=[.D42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68.683" calcext:value-type="float">
            <text:p>468,68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undefined</text:p>
          </table:table-cell>
          <table:table-cell table:formula="of:=[.D43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71.172" calcext:value-type="float">
            <text:p>471,17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undefined</text:p>
          </table:table-cell>
          <table:table-cell table:formula="of:=[.D4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73.607" calcext:value-type="float">
            <text:p>473,60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undefined</text:p>
          </table:table-cell>
          <table:table-cell table:formula="of:=[.D4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75.992" calcext:value-type="float">
            <text:p>475,99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undefined</text:p>
          </table:table-cell>
          <table:table-cell table:formula="of:=[.D4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78.328" calcext:value-type="float">
            <text:p>478,32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undefined</text:p>
          </table:table-cell>
          <table:table-cell table:formula="of:=[.D4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80.618" calcext:value-type="float">
            <text:p>480,6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undefined</text:p>
          </table:table-cell>
          <table:table-cell table:formula="of:=[.D48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82.864" calcext:value-type="float">
            <text:p>482,86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undefined</text:p>
          </table:table-cell>
          <table:table-cell table:formula="of:=[.D49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85.067" calcext:value-type="float">
            <text:p>485,06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undefined</text:p>
          </table:table-cell>
          <table:table-cell table:formula="of:=[.D50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87.23" calcext:value-type="float">
            <text:p>487,2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undefined</text:p>
          </table:table-cell>
          <table:table-cell table:formula="of:=[.D51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89.355" calcext:value-type="float">
            <text:p>489,355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undefined</text:p>
          </table:table-cell>
          <table:table-cell table:formula="of:=[.D52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91.442" calcext:value-type="float">
            <text:p>491,44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undefined</text:p>
          </table:table-cell>
          <table:table-cell table:formula="of:=[.D53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93.493" calcext:value-type="float">
            <text:p>493,49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undefined</text:p>
          </table:table-cell>
          <table:table-cell table:formula="of:=[.D54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95.51" calcext:value-type="float">
            <text:p>495,5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undefined</text:p>
          </table:table-cell>
          <table:table-cell table:formula="of:=[.D55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97.494" calcext:value-type="float">
            <text:p>497,49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undefined</text:p>
          </table:table-cell>
          <table:table-cell table:formula="of:=[.D56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499.446" calcext:value-type="float">
            <text:p>499,4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undefined</text:p>
          </table:table-cell>
          <table:table-cell table:formula="of:=[.D57]*100000" office:value-type="string" office:string-value="" calcext:value-type="error">
            <text:p>#VALOR!</text:p>
          </table:table-cell>
        </table:table-row>
        <table:table-row table:style-name="ro2">
          <table:table-cell office:value-type="float" office:value="303.15" calcext:value-type="float">
            <text:p>303,15</text:p>
          </table:table-cell>
          <table:table-cell office:value-type="float" office:value="501.368" calcext:value-type="float">
            <text:p>501,36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undefined</text:p>
          </table:table-cell>
          <table:table-cell table:formula="of:=[.D58]*100000" office:value-type="string" office:string-value="" calcext:value-type="error">
            <text:p>#VALOR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roid Sans Fallback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21:21:46.463708136</meta:creation-date>
    <dc:date>2020-09-15T21:30:18.922775842</dc:date>
    <meta:editing-duration>PT8M33S</meta:editing-duration>
    <meta:editing-cycles>2</meta:editing-cycles>
    <meta:generator>LibreOffice/7.0.1.2$Linux_X86_64 LibreOffice_project/00$Build-2</meta:generator>
    <meta:document-statistic meta:table-count="2" meta:cell-count="580" meta:object-count="0"/>
  </office:meta>
</office:document-meta>
</file>